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ree Helvetian" svg:font-family="'Free Helvetian'" style:font-pitch="variable"/>
    <style:font-face style:name="Free Helvetian1" svg:font-family="'Free Helvetian'" style:font-adornments="Regular" style:font-pitch="variable"/>
    <style:font-face style:name="Free Times" svg:font-family="'Free Time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/>
    <style:font-face style:name="Letter Gothic" svg:font-family="'Letter Gothic'" style:font-pitch="fixed"/>
    <style:font-face style:name="Letter Gothic1" svg:font-family="'Letter Gothic'" style:font-family-generic="swiss" style:font-pitch="variable"/>
    <style:font-face style:name="Liberation Mono" svg:font-family="'Liberation Mono'" style:font-adornments="Regular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er">
      <style:text-properties fo:font-size="10pt" fo:font-style="italic" style:font-size-asian="10.5pt" style:font-style-asian="italic" style:font-size-complex="12pt" style:font-style-complex="italic"/>
    </style:style>
    <style:style style:name="P3" style:family="paragraph" style:parent-style-name="Header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Header">
      <style:text-properties style:font-name="Free Time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P5" style:family="paragraph" style:parent-style-name="Default_20_Text">
      <style:paragraph-properties fo:text-align="center" style:justify-single-word="false"/>
      <style:text-properties style:font-name="Free Times" fo:font-size="10pt" fo:font-weight="normal" officeooo:paragraph-rsid="00173285" style:font-size-asian="10.5pt" style:font-weight-asian="normal" style:font-size-complex="12pt" style:font-weight-complex="normal"/>
    </style:style>
    <style:style style:name="P6" style:family="paragraph" style:parent-style-name="Default_20_Text">
      <style:text-properties style:font-name="Free Times" fo:font-size="14pt" officeooo:paragraph-rsid="00173285" style:font-size-asian="14.6999998092651pt" style:font-size-complex="16.7999992370605pt"/>
    </style:style>
    <style:style style:name="P7" style:family="paragraph" style:parent-style-name="Default_20_Text">
      <style:text-properties style:font-name="Comic Sans MS" fo:font-size="20pt" officeooo:paragraph-rsid="00173285" style:font-size-asian="21pt" style:font-size-complex="24pt"/>
    </style:style>
    <style:style style:name="P8" style:family="paragraph" style:parent-style-name="Default_20_Text">
      <style:paragraph-properties fo:text-align="center" style:justify-single-word="false"/>
      <style:text-properties fo:font-size="14pt" fo:font-weight="bold" officeooo:paragraph-rsid="00173285" style:font-size-asian="14pt" style:font-weight-asian="bold" style:font-size-complex="14pt" style:font-weight-complex="bold"/>
    </style:style>
    <style:style style:name="P9" style:family="paragraph" style:parent-style-name="Default_20_Text">
      <style:paragraph-properties fo:text-align="center" style:justify-single-word="false"/>
      <style:text-properties fo:font-size="11pt" fo:font-weight="bold" officeooo:paragraph-rsid="00173285" style:font-size-asian="11pt" style:font-weight-asian="bold" style:font-size-complex="11pt" style:font-weight-complex="bold"/>
    </style:style>
    <style:style style:name="P10" style:family="paragraph" style:parent-style-name="Default_20_Text">
      <style:paragraph-properties fo:text-align="center" style:justify-single-word="false"/>
      <style:text-properties style:font-name="Liberation Sans" fo:font-size="11pt" officeooo:paragraph-rsid="00173285" style:font-size-asian="11pt" style:font-size-complex="11pt"/>
    </style:style>
    <style:style style:name="P11" style:family="paragraph" style:parent-style-name="Default_20_Text">
      <style:text-properties fo:font-size="9pt" officeooo:paragraph-rsid="00173285" style:font-size-asian="9pt" style:font-size-complex="9pt"/>
    </style:style>
    <style:style style:name="P12" style:family="paragraph" style:parent-style-name="Default_20_Text">
      <style:text-properties officeooo:paragraph-rsid="00173285"/>
    </style:style>
    <style:style style:name="P13" style:family="paragraph" style:parent-style-name="Default_20_Text">
      <style:text-properties officeooo:paragraph-rsid="00173285"/>
    </style:style>
    <style:style style:name="P14" style:family="paragraph" style:parent-style-name="Default_20_Text">
      <style:paragraph-properties fo:text-align="center" style:justify-single-word="false"/>
      <style:text-properties officeooo:paragraph-rsid="00173285"/>
    </style:style>
    <style:style style:name="T1" style:family="text">
      <style:text-properties style:font-name="Letter Gothic1" fo:font-size="10pt" style:font-size-asian="10.5pt" style:font-size-complex="12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fo:font-style="italic" style:font-size-asian="10.5pt" style:font-style-asian="italic" style:font-size-complex="12pt" style:font-style-complex="italic"/>
    </style:style>
    <style:style style:name="T4" style:family="text">
      <style:text-properties style:font-name="Liberation Sans" fo:font-size="10pt" fo:font-style="italic" officeooo:rsid="003487dd" style:font-size-asian="10.5pt" style:font-style-asian="italic" style:font-size-complex="12pt" style:font-style-complex="italic"/>
    </style:style>
    <style:style style:name="T5" style:family="text">
      <style:text-properties style:font-name="Liberation Sans" fo:font-size="10pt" fo:font-style="italic" officeooo:rsid="0034f0ff" style:font-size-asian="10.5pt" style:font-style-asian="italic" style:font-size-complex="12pt" style:font-style-complex="italic"/>
    </style:style>
    <style:style style:name="T6" style:family="text">
      <style:text-properties style:font-name="Liberation San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T7" style:family="text">
      <style:text-properties style:font-name="Liberation Sans" fo:font-size="10pt" fo:font-style="italic" fo:font-weight="normal" officeooo:rsid="0034f0ff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T8" style:family="text">
      <style:text-properties style:font-name="Liberation Sans" officeooo:rsid="0034f0ff"/>
    </style:style>
    <style:style style:name="T9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3487dd"/>
    </style:style>
    <style:style style:name="T11" style:family="text">
      <style:text-properties officeooo:rsid="0034f0ff"/>
    </style:style>
    <style:style style:name="T12" style:family="text">
      <style:text-properties style:font-name="Letter Gothic" fo:font-size="10pt" style:font-name-asian="Letter Gothic" style:font-size-asian="10pt" style:font-name-complex="Letter Gothic" style:font-size-complex="10pt"/>
    </style:style>
    <style:style style:name="T13" style:family="text">
      <style:text-properties style:font-name="Free Helvetian" fo:font-size="10pt" style:font-name-asian="Free Helvetian" style:font-size-asian="10pt" style:font-name-complex="Free Helvetian" style:font-size-complex="10pt"/>
    </style:style>
    <style:style style:name="T14" style:family="text">
      <style:text-properties style:font-name="Free Time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T15" style:family="text">
      <style:text-properties fo:color="#000000" loext:opacity="100%" fo:letter-spacing="-0.0016in" style:text-scale="100%"/>
    </style:style>
    <style:style style:name="T16" style:family="text">
      <style:text-properties fo:color="#000000" loext:opacity="100%" fo:font-size="9pt" fo:letter-spacing="-0.0016in" style:font-size-asian="9pt" style:font-size-complex="9pt" style:text-scale="100%"/>
    </style:style>
    <style:style style:name="T17" style:family="text">
      <style:text-properties fo:color="#000000" loext:opacity="100%" fo:font-size="9pt" fo:letter-spacing="-0.0008in" style:font-size-asian="9pt" style:font-size-complex="9pt" style:text-scale="100%"/>
    </style:style>
    <style:style style:name="T18" style:family="text">
      <style:text-properties fo:color="#000000" loext:opacity="100%" fo:font-size="9pt" fo:letter-spacing="-0.002in" style:font-size-asian="9pt" style:font-size-complex="9pt" style:text-scale="100%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right" style:horizontal-rel="paragraph-content" fo:padding="0in" fo:border="none" style:flow-with-text="fals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left" style:horizontal-rel="paragraph-content" fo:padding="0in" fo:border="none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7"/>
      <text:p text:style-name="P7"/>
      <text:p text:style-name="P6"/>
      <text:p text:style-name="P8">xx xx xx xxxxxxx xxxxxxxxxxx xxxxxxxxx </text:p>
      <text:p text:style-name="P9">xxxxxx xxxxxx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xxxxxx xxxxx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9">xxxxxxx xxxxxxx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ree Helvetian" svg:font-family="'Free Helvetian'" style:font-pitch="variable"/>
    <style:font-face style:name="Free Helvetian1" svg:font-family="'Free Helvetian'" style:font-adornments="Regular" style:font-pitch="variable"/>
    <style:font-face style:name="Free Times" svg:font-family="'Free Time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/>
    <style:font-face style:name="Letter Gothic" svg:font-family="'Letter Gothic'" style:font-pitch="fixed"/>
    <style:font-face style:name="Letter Gothic1" svg:font-family="'Letter Gothic'" style:font-family-generic="swiss" style:font-pitch="variable"/>
    <style:font-face style:name="Liberation Mono" svg:font-family="'Liberation Mono'" style:font-adornments="Regular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Georgia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Georgia" fo:font-family="Georgia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" style:font-family-complex="FreeSans" style:font-family-generic-complex="swiss"/>
    </style:style>
    <style:style style:name="Default_20_Text" style:display-name="Default Text" style:family="paragraph" style:class="text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</style:tab-stops>
      </style:paragraph-properties>
      <style:text-properties style:font-name="Liberation Serif" fo:font-family="'Liberation Serif'" style:font-style-name="Regular" style:font-family-generic="roman" style:font-pitch="variable" fo:font-size="10pt" fo:font-weight="normal"/>
    </style:style>
    <style:style style:name="Text_20_Body_20_Single" style:display-name="Text Body Single" style:family="paragraph" style:parent-style-name="Default_20_Text">
      <style:paragraph-properties fo:margin-left="0in" fo:margin-right="0in" fo:margin-top="0in" fo:margin-bottom="0.0835in" style:contextual-spacing="false" fo:text-align="justify" style:justify-single-word="false" fo:text-indent="0in" style:auto-text-indent="false"/>
      <style:text-properties fo:font-size="11pt" fo:font-weight="normal" style:font-size-asian="10.5pt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4pt" fo:font-weight="bold"/>
    </style:style>
    <style:style style:name="Heading_20_3" style:display-name="Heading 3" style:family="paragraph" style:parent-style-name="Heading" style:next-style-name="Text_20_Body_20_Single" style:class="text"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TerminalText" style:family="paragraph" style:parent-style-name="Default_20_Text">
      <style:text-properties style:font-name="Liberation Mono1" fo:font-family="'Liberation Mono'" style:font-style-name="Regular" style:font-family-generic="modern" style:font-pitch="fixed" fo:font-size="8pt"/>
    </style:style>
    <style:style style:name="Heading_20_1" style:display-name="Heading 1" style:family="paragraph" style:parent-style-name="Heading" style:next-style-name="Subtitle" style:default-outline-level="1" style:class="text">
      <style:paragraph-properties fo:text-align="center" style:justify-single-word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class="text">
      <style:text-properties style:font-name="Liberation Sans1" fo:font-family="'Liberation Sans'" style:font-style-name="Bold" style:font-family-generic="swiss" style:font-pitch="variable" fo:font-size="12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2.7126in" style:type="center"/>
          <style:tab-stop style:position="5.4252in" style:type="right"/>
        </style:tab-stops>
      </style:paragraph-properties>
      <style:text-properties style:font-name="Liberation Sans2" fo:font-family="'Liberation Sans'" style:font-style-name="Regular" style:font-family-generic="swiss" style:font-pitch="variable" fo:font-style="italic"/>
    </style:style>
    <style:style style:name="Frame_20_contents" style:display-name="Frame contents" style:family="paragraph" style:parent-style-name="Text_20_Body_20_Single" style:class="extra" style:master-page-name="">
      <style:paragraph-properties fo:margin-left="0in" fo:margin-right="0in" fo:margin-top="0in" fo:margin-bottom="0.0799in" style:contextual-spacing="false" fo:text-align="justify" style:justify-single-word="false" fo:text-indent="0in" style:auto-text-indent="false" style:page-number="auto" fo:padding="0in" fo:border="none"/>
      <style:text-properties style:font-name="Free Helvetian1" fo:font-family="'Free Helvetian'" style:font-style-name="Regular" style:font-pitch="variable" fo:font-size="10pt" fo:font-weight="normal" fo:background-color="transparent" style:font-size-asian="10.5pt"/>
    </style:style>
    <style:style style:name="source_5f_code" style:display-name="source_code" style:family="paragraph" style:parent-style-name="Text_20_Body_20_Single" style:list-style-name="Numbering_20_5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</style:tab-stops>
      </style:paragraph-properties>
      <style:text-properties style:font-name="Liberation Mono1" fo:font-family="'Liberation Mono'" style:font-style-name="Regular" style:font-family-generic="modern" style:font-pitch="fixed" fo:font-size="8pt" style:font-size-asian="10.5pt"/>
    </style:style>
    <style:style style:name="Text_20_Body_20_List" style:display-name="Text Body List" style:family="paragraph" style:parent-style-name="Text_20_Body_20_Single" style:class="text">
      <style:paragraph-properties fo:margin-left="0in" fo:margin-right="0in" fo:margin-top="0in" fo:margin-bottom="0.0799in" style:contextual-spacing="false" fo:text-indent="0in" style:auto-text-indent="false"/>
      <style:text-properties fo:font-weight="normal" fo:background-color="transparent" style:font-size-asian="10.5pt"/>
    </style:style>
    <style:style style:name="List_20_Indent" style:display-name="List Indent" style:family="paragraph" style:parent-style-name="Text_20_Body_20_Single" style:class="text">
      <style:paragraph-properties fo:margin-left="0.5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rgeTerminalText" style:family="paragraph" style:parent-style-name="Text_20_Body_20_Single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style:font-name="Liberation Mono" fo:font-family="'Liberation Mono'" style:font-style-name="Regular" style:font-pitch="fixed" fo:font-size="10pt" fo:background-color="transparent" style:font-size-asian="10.5pt"/>
    </style:style>
    <style:style style:name="Text_20_body_20_indent" style:display-name="Text body indent" style:family="paragraph" style:parent-style-name="Text_20_Body_20_Single" style:class="text">
      <style:paragraph-properties fo:margin-left="0.25in" fo:margin-right="0in" fo:margin-top="0in" fo:margin-bottom="0.0799in" style:contextual-spacing="false" fo:text-indent="0in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7126in" style:type="center"/>
          <style:tab-stop style:position="5.4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7126in" style:type="center"/>
          <style:tab-stop style:position="5.4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1575in"/>
        <style:text-properties fo:font-family="Tahoma" style:font-family-generic="swiss" style:font-charset="x-symbol"/>
      </text:list-level-style-bullet>
      <text:list-level-style-bullet text:level="2" text:style-name="Bullet_20_Symbols" loext:num-list-format="%2%" text:bullet-char="•">
        <style:list-level-properties text:space-before="0.1579in" text:min-label-width="0.1575in"/>
        <style:text-properties fo:font-family="Tahoma" style:font-family-generic="swiss" style:font-charset="x-symbol"/>
      </text:list-level-style-bullet>
      <text:list-level-style-bullet text:level="3" text:style-name="Bullet_20_Symbols" loext:num-list-format="%3%" text:bullet-char="•">
        <style:list-level-properties text:space-before="0.3146in" text:min-label-width="0.1575in"/>
        <style:text-properties fo:font-family="Tahoma" style:font-family-generic="swiss" style:font-charset="x-symbol"/>
      </text:list-level-style-bullet>
      <text:list-level-style-bullet text:level="4" text:style-name="Bullet_20_Symbols" loext:num-list-format="%4%" text:bullet-char="•">
        <style:list-level-properties text:space-before="0.4724in" text:min-label-width="0.1575in"/>
        <style:text-properties fo:font-family="Tahoma" style:font-family-generic="swiss" style:font-charset="x-symbol"/>
      </text:list-level-style-bullet>
      <text:list-level-style-bullet text:level="5" text:style-name="Bullet_20_Symbols" loext:num-list-format="%5%" text:bullet-char="•">
        <style:list-level-properties text:space-before="0.6299in" text:min-label-width="0.1575in"/>
        <style:text-properties fo:font-family="Tahoma" style:font-family-generic="swiss" style:font-charset="x-symbol"/>
      </text:list-level-style-bullet>
      <text:list-level-style-bullet text:level="6" text:style-name="Bullet_20_Symbols" loext:num-list-format="%6%" text:bullet-char="•">
        <style:list-level-properties text:space-before="0.7878in" text:min-label-width="0.1575in"/>
        <style:text-properties fo:font-family="Tahoma" style:font-family-generic="swiss" style:font-charset="x-symbol"/>
      </text:list-level-style-bullet>
      <text:list-level-style-bullet text:level="7" text:style-name="Bullet_20_Symbols" loext:num-list-format="%7%" text:bullet-char="•">
        <style:list-level-properties text:space-before="0.9445in" text:min-label-width="0.1575in"/>
        <style:text-properties fo:font-family="Tahoma" style:font-family-generic="swiss" style:font-charset="x-symbol"/>
      </text:list-level-style-bullet>
      <text:list-level-style-bullet text:level="8" text:style-name="Bullet_20_Symbols" loext:num-list-format="%8%" text:bullet-char="•">
        <style:list-level-properties text:space-before="1.1024in" text:min-label-width="0.1575in"/>
        <style:text-properties fo:font-family="Tahoma" style:font-family-generic="swiss" style:font-charset="x-symbol"/>
      </text:list-level-style-bullet>
      <text:list-level-style-bullet text:level="9" text:style-name="Bullet_20_Symbols" loext:num-list-format="%9%" text:bullet-char="•">
        <style:list-level-properties text:space-before="1.2598in" text:min-label-width="0.1575in"/>
        <style:text-properties fo:font-family="Tahoma" style:font-family-generic="swiss" style:font-charset="x-symbol"/>
      </text:list-level-style-bullet>
      <text:list-level-style-bullet text:level="10" text:style-name="Bullet_20_Symbols" loext:num-list-format="%10%" text:bullet-char="•">
        <style:list-level-properties text:space-before="1.4177in" text:min-label-width="0.1575in"/>
        <style:text-properties fo:font-family="Tahoma" style:font-family-generic="swiss" style:font-charset="x-symbol"/>
      </text:list-level-style-bullet>
    </text:list-style>
    <text:list-style style:name="Numbering_20_5" style:display-name="Numbering 5">
      <text:list-level-style-number text:level="1" loext:num-list-format="%1%)" style:num-suffix=")" style:num-format="1">
        <style:list-level-properties text:min-label-width="0.25in" text:min-label-distance="0.05in"/>
      </text:list-level-style-number>
      <text:list-level-style-number text:level="2" loext:num-list-format="%1%.%2%)" style:num-suffix=")" style:num-format="1" text:start-value="2" text:display-levels="2">
        <style:list-level-properties text:min-label-width="0.25in" text:min-label-distance="0.05in"/>
      </text:list-level-style-number>
      <text:list-level-style-number text:level="3" loext:num-list-format="%3%)" style:num-suffix=")" style:num-format="1" text:start-value="3">
        <style:list-level-properties text:min-label-width="0.25in" text:min-label-distance="0.05in"/>
      </text:list-level-style-number>
      <text:list-level-style-number text:level="4" loext:num-list-format="%4%)" style:num-suffix=")" style:num-format="1" text:start-value="4">
        <style:list-level-properties text:min-label-width="0.25in" text:min-label-distance="0.05in"/>
      </text:list-level-style-number>
      <text:list-level-style-number text:level="5" loext:num-list-format="%5%)" style:num-suffix=")" style:num-format="1" text:start-value="5">
        <style:list-level-properties text:min-label-width="0.25in" text:min-label-distance="0.05in"/>
      </text:list-level-style-number>
      <text:list-level-style-number text:level="6" loext:num-list-format="%6%)" style:num-suffix=")" style:num-format="1" text:start-value="6">
        <style:list-level-properties text:min-label-width="0.25in" text:min-label-distance="0.05in"/>
      </text:list-level-style-number>
      <text:list-level-style-number text:level="7" loext:num-list-format="%7%)" style:num-suffix=")" style:num-format="1" text:start-value="7">
        <style:list-level-properties text:min-label-width="0.25in" text:min-label-distance="0.05in"/>
      </text:list-level-style-number>
      <text:list-level-style-number text:level="8" loext:num-list-format="%8%)" style:num-suffix=")" style:num-format="1" text:start-value="8">
        <style:list-level-properties text:min-label-width="0.25in" text:min-label-distance="0.05in"/>
      </text:list-level-style-number>
      <text:list-level-style-number text:level="9" loext:num-list-format="%9%)" style:num-suffix=")" style:num-format="1" text:start-value="9">
        <style:list-level-properties text:min-label-width="0.25in" text:min-label-distance="0.05in"/>
      </text:list-level-style-number>
      <text:list-level-style-number text:level="10" loext:num-list-format="%10%)" style:num-suffix=")" style:num-format="1" text:start-value="10">
        <style:list-level-properties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 style:parent-style-name="Header">
      <style:text-properties fo:font-size="10pt" fo:font-style="italic" style:font-size-asian="10.5pt" style:font-style-asian="italic" style:font-size-complex="12pt" style:font-style-complex="italic"/>
    </style:style>
    <style:style style:name="MP3" style:family="paragraph" style:parent-style-name="Header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Header">
      <style:text-properties style:font-name="Free Time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MT1" style:family="text">
      <style:text-properties style:font-name="Letter Gothic1" fo:font-size="10pt" style:font-size-asian="10.5pt" style:font-size-complex="12pt"/>
    </style:style>
    <style:style style:name="MT2" style:family="text">
      <style:text-properties style:font-name="Liberation Sans" fo:font-size="10pt" fo:font-style="italic" style:font-size-asian="10.5pt" style:font-style-asian="italic" style:font-size-complex="12pt" style:font-style-complex="italic"/>
    </style:style>
    <style:style style:name="MT3" style:family="text">
      <style:text-properties style:font-name="Liberation Sans" fo:font-size="10pt" fo:font-style="italic" officeooo:rsid="003487dd" style:font-size-asian="10.5pt" style:font-style-asian="italic" style:font-size-complex="12pt" style:font-style-complex="italic"/>
    </style:style>
    <style:style style:name="MT4" style:family="text">
      <style:text-properties officeooo:rsid="003487dd"/>
    </style:style>
    <style:style style:name="MT5" style:family="text">
      <style:text-properties style:font-name="Liberation Sans" fo:font-size="10pt" fo:font-style="italic" officeooo:rsid="0034f0ff" style:font-size-asian="10.5pt" style:font-style-asian="italic" style:font-size-complex="12pt" style:font-style-complex="italic"/>
    </style:style>
    <style:style style:name="MT6" style:family="text">
      <style:text-properties officeooo:rsid="0034f0ff"/>
    </style:style>
    <style:style style:name="MT7" style:family="text">
      <style:text-properties style:font-name="Letter Gothic" fo:font-size="10pt" style:font-name-asian="Letter Gothic" style:font-size-asian="10pt" style:font-name-complex="Letter Gothic" style:font-size-complex="10pt"/>
    </style:style>
    <style:style style:name="MT8" style:family="text">
      <style:text-properties style:font-name="Liberation San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MT9" style:family="text">
      <style:text-properties style:font-name="Liberation Sans" fo:font-size="10pt" fo:font-style="italic" fo:font-weight="normal" officeooo:rsid="0034f0ff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MT10" style:family="text">
      <style:text-properties style:font-name="Liberation Sans"/>
    </style:style>
    <style:style style:name="MT11" style:family="text">
      <style:text-properties style:font-name="Liberation Sans" officeooo:rsid="0034f0ff"/>
    </style:style>
    <style:style style:name="MT12" style:family="text">
      <style:text-properties style:font-name="Free Helvetian" fo:font-size="10pt" style:font-name-asian="Free Helvetian" style:font-size-asian="10pt" style:font-name-complex="Free Helvetian" style:font-size-complex="10pt"/>
    </style:style>
    <style:style style:name="MT13" style:family="text">
      <style:text-properties style:font-name="Free Times" fo:font-size="10pt" fo:font-style="italic" fo:font-weight="normal" style:font-name-asian="Free Times" style:font-size-asian="10pt" style:font-style-asian="italic" style:font-weight-asian="normal" style:font-name-complex="Free Times" style:font-size-complex="10pt" style:font-style-complex="italic" style:font-weight-complex="normal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left" style:horizontal-rel="paragraph-content" fo:padding="0in" fo:border="none" style:flow-with-text="false"/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paragraph-content" style:horizontal-pos="right" style:horizontal-rel="paragraph-content" fo:padding="0in" fo:border="none" style:flow-with-text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7in" fo:page-height="9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page-layout style:name="Mpm3" style:page-usage="right">
      <style:page-layout-properties fo:page-width="7in" fo:page-height="9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page-layout style:name="Mpm4" style:page-usage="left">
      <style:page-layout-properties fo:page-width="7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page-layout style:name="Mpm5" style:page-usage="right">
      <style:page-layout-properties fo:page-width="7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page-layout style:name="Mpm6">
      <style:page-layout-properties fo:page-width="7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page-layout style:name="Mpm7" style:page-usage="left">
      <style:page-layout-properties fo:page-width="7in" fo:page-height="9in" style:num-format="1" style:print-orientation="portrait" fo:margin-top="0.7902in" fo:margin-bottom="0.7902in" fo:margin-left="0.7902in" fo:margin-right="0.7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3333ff" fo:border-left="none" fo:border-right="none" fo:padding="0.0201in" style:shadow="none" style:dynamic-spacing="false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chapter1e" style:page-layout-name="Mpm2" draw:style-name="Mdp1" style:next-style-name="chapter1o">
      <style:header>
        <text:p text:style-name="Header"><draw:frame draw:style-name="Mfr1" draw:name="Frame115" text:anchor-type="paragraph" svg:width="0.3929in" draw:z-index="0"><draw:text-box fo:min-height="0.1965in"><text:p text:style-name="MP1"><draw:frame draw:style-name="Mfr1" draw:name="Frame116" text:anchor-type="paragraph" svg:width="0.3929in" draw:z-index="0"><draw:text-box fo:min-height="0.1965in"><text:p text:style-name="MP1"><draw:frame draw:style-name="Mfr1" draw:name="Frame117" text:anchor-type="paragraph" svg:width="0.3929in" draw:z-index="0"><draw:text-box fo:min-height="0.1965in"><text:p text:style-name="MP1"><draw:frame draw:style-name="Mfr1" draw:name="Frame118" text:anchor-type="paragraph" svg:width="0.3929in" draw:z-index="0"><draw:text-box fo:min-height="0.1965in"><text:p text:style-name="MP1"><draw:frame draw:style-name="Mfr1" draw:name="Frame119" text:anchor-type="paragraph" svg:width="0.3929in" draw:z-index="0"><draw:text-box fo:min-height="0.1965in"><text:p text:style-name="MP1"><draw:frame draw:style-name="Mfr1" draw:name="Frame120" text:anchor-type="paragraph" svg:width="0.3929in" draw:z-index="0"><draw:text-box fo:min-height="0.1965in"><text:p text:style-name="MP1"><draw:frame draw:style-name="Mfr1" draw:name="Frame121" text:anchor-type="paragraph" svg:width="0.3929in" draw:z-index="0"><draw:text-box fo:min-height="0.1965in"><text:p text:style-name="MP1"><draw:frame draw:style-name="Mfr1" draw:name="Frame122" text:anchor-type="paragraph" svg:width="0.3929in" draw:z-index="0"><draw:text-box fo:min-height="0.1965in"><text:p text:style-name="MP1"><draw:frame draw:style-name="Mfr1" draw:name="Frame123" text:anchor-type="paragraph" svg:width="0.3929in" draw:z-index="0"><draw:text-box fo:min-height="0.1965in"><text:p text:style-name="MP1"><draw:frame draw:style-name="Mfr1" draw:name="Frame124" text:anchor-type="paragraph" svg:width="0.3929in" draw:z-index="0"><draw:text-box fo:min-height="0.1965in"><text:p text:style-name="MP1"><draw:frame draw:style-name="Mfr1" draw:name="Frame125" text:anchor-type="paragraph" svg:width="0.3929in" draw:z-index="0"><draw:text-box fo:min-height="0.1965in"><text:p text:style-name="MP1"><draw:frame draw:style-name="Mfr1" draw:name="Frame126" text:anchor-type="paragraph" svg:width="0.3929in" draw:z-index="0"><draw:text-box fo:min-height="0.1965in"><text:p text:style-name="MP1"><draw:frame draw:style-name="Mfr1" draw:name="Frame127" text:anchor-type="paragraph" svg:width="0.3929in" draw:z-index="0"><draw:text-box fo:min-height="0.1965in"><text:p text:style-name="MP1"><draw:frame draw:style-name="Mfr1" draw:name="Frame128" text:anchor-type="paragraph" svg:width="0.3929in" draw:z-index="0"><draw:text-box fo:min-height="0.1965in"><text:p text:style-name="MP1"><draw:frame draw:style-name="Mfr1" draw:name="Frame129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tab/><text:tab/>xxxxxxx 1 – xxxxxxxxxxxx xx xxxxxxx</text:p>
      </style:header>
    </style:master-page>
    <style:master-page style:name="chapter1o" style:page-layout-name="Mpm3" draw:style-name="Mdp1" style:next-style-name="chapter1e">
      <style:header>
        <text:p text:style-name="Header"><draw:frame draw:style-name="Mfr2" draw:name="Frame86" text:anchor-type="paragraph" svg:width="0.3929in" draw:z-index="0"><draw:text-box fo:min-height="0.1965in"><text:p text:style-name="MP1"><draw:frame draw:style-name="Mfr2" draw:name="Frame87" text:anchor-type="paragraph" svg:width="0.3929in" draw:z-index="0"><draw:text-box fo:min-height="0.1965in"><text:p text:style-name="MP1"><draw:frame draw:style-name="Mfr2" draw:name="Frame88" text:anchor-type="paragraph" svg:width="0.3929in" draw:z-index="0"><draw:text-box fo:min-height="0.1965in"><text:p text:style-name="MP1"><draw:frame draw:style-name="Mfr2" draw:name="Frame89" text:anchor-type="paragraph" svg:width="0.3929in" draw:z-index="0"><draw:text-box fo:min-height="0.1965in"><text:p text:style-name="MP1"><draw:frame draw:style-name="Mfr2" draw:name="Frame90" text:anchor-type="paragraph" svg:width="0.3929in" draw:z-index="0"><draw:text-box fo:min-height="0.1965in"><text:p text:style-name="MP1"><draw:frame draw:style-name="Mfr2" draw:name="Frame91" text:anchor-type="paragraph" svg:width="0.3929in" draw:z-index="0"><draw:text-box fo:min-height="0.1965in"><text:p text:style-name="MP1"><draw:frame draw:style-name="Mfr2" draw:name="Frame92" text:anchor-type="paragraph" svg:width="0.3929in" draw:z-index="0"><draw:text-box fo:min-height="0.1965in"><text:p text:style-name="MP1"><draw:frame draw:style-name="Mfr2" draw:name="Frame93" text:anchor-type="paragraph" svg:width="0.3929in" draw:z-index="0"><draw:text-box fo:min-height="0.1965in"><text:p text:style-name="MP1"><draw:frame draw:style-name="Mfr2" draw:name="Frame94" text:anchor-type="paragraph" svg:width="0.3929in" draw:z-index="0"><draw:text-box fo:min-height="0.1965in"><text:p text:style-name="MP1"><draw:frame draw:style-name="Mfr2" draw:name="Frame95" text:anchor-type="paragraph" svg:width="0.3929in" draw:z-index="0"><draw:text-box fo:min-height="0.1965in"><text:p text:style-name="MP1"><draw:frame draw:style-name="Mfr2" draw:name="Frame96" text:anchor-type="paragraph" svg:width="0.3929in" draw:z-index="0"><draw:text-box fo:min-height="0.1965in"><text:p text:style-name="MP1"><draw:frame draw:style-name="Mfr2" draw:name="Frame97" text:anchor-type="paragraph" svg:width="0.3929in" draw:z-index="0"><draw:text-box fo:min-height="0.1965in"><text:p text:style-name="MP1"><draw:frame draw:style-name="Mfr2" draw:name="Frame98" text:anchor-type="paragraph" svg:width="0.3929in" draw:z-index="0"><draw:text-box fo:min-height="0.1965in"><text:p text:style-name="MP1"><draw:frame draw:style-name="Mfr2" draw:name="Frame99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1 – xxxxxxxxxxxx xx xxxxxxx<text:tab/><text:tab/></text:p>
      </style:header>
    </style:master-page>
    <style:master-page style:name="chapter5even" style:page-layout-name="Mpm4" draw:style-name="Mdp1" style:next-style-name="chapter5odd">
      <style:header>
        <text:p text:style-name="Header_20_left"><draw:frame draw:style-name="Mfr1" draw:name="Frame207" text:anchor-type="paragraph" svg:width="0.3929in" draw:z-index="0"><draw:text-box fo:min-height="0.1965in"><text:p text:style-name="MP1"><draw:frame draw:style-name="Mfr1" draw:name="Frame208" text:anchor-type="paragraph" svg:width="0.3929in" draw:z-index="0"><draw:text-box fo:min-height="0.1965in"><text:p text:style-name="MP1"><draw:frame draw:style-name="Mfr1" draw:name="Frame209" text:anchor-type="paragraph" svg:width="0.3929in" draw:z-index="0"><draw:text-box fo:min-height="0.1965in"><text:p text:style-name="MP1"><draw:frame draw:style-name="Mfr1" draw:name="Frame210" text:anchor-type="paragraph" svg:width="0.3929in" draw:z-index="0"><draw:text-box fo:min-height="0.1965in"><text:p text:style-name="MP1"><draw:frame draw:style-name="Mfr1" draw:name="Frame211" text:anchor-type="paragraph" svg:width="0.3929in" draw:z-index="0"><draw:text-box fo:min-height="0.1965in"><text:p text:style-name="MP1"><draw:frame draw:style-name="Mfr1" draw:name="Frame212" text:anchor-type="paragraph" svg:width="0.3929in" draw:z-index="0"><draw:text-box fo:min-height="0.1965in"><text:p text:style-name="MP1"><draw:frame draw:style-name="Mfr1" draw:name="Frame213" text:anchor-type="paragraph" svg:width="0.3929in" draw:z-index="0"><draw:text-box fo:min-height="0.1965in"><text:p text:style-name="MP1"><draw:frame draw:style-name="Mfr1" draw:name="Frame214" text:anchor-type="paragraph" svg:width="0.3929in" draw:z-index="0"><draw:text-box fo:min-height="0.1965in"><text:p text:style-name="MP1"><draw:frame draw:style-name="Mfr1" draw:name="Frame215" text:anchor-type="paragraph" svg:width="0.3929in" draw:z-index="0"><draw:text-box fo:min-height="0.1965in"><text:p text:style-name="MP1"><draw:frame draw:style-name="Mfr1" draw:name="Frame216" text:anchor-type="paragraph" svg:width="0.3929in" draw:z-index="0"><draw:text-box fo:min-height="0.1965in"><text:p text:style-name="MP1"><draw:frame draw:style-name="Mfr1" draw:name="Frame217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<text:tab/></text:span><text:span text:style-name="MT2">xxxxxxx 5 – </text:span><text:span text:style-name="MT3">xxxxxx xxx xxxx xxxxxxxxx</text:span></text:p>
      </style:header>
    </style:master-page>
    <style:master-page style:name="chapter5odd" style:page-layout-name="Mpm5" draw:style-name="Mdp1" style:next-style-name="chapter5even">
      <style:header>
        <text:p text:style-name="MP2"><draw:frame draw:style-name="Mfr2" draw:name="Frame218" text:anchor-type="paragraph" svg:width="0.3929in" draw:z-index="0"><draw:text-box fo:min-height="0.1965in"><text:p text:style-name="MP1"><draw:frame draw:style-name="Mfr2" draw:name="Frame219" text:anchor-type="paragraph" svg:width="0.3929in" draw:z-index="0"><draw:text-box fo:min-height="0.1965in"><text:p text:style-name="MP1"><draw:frame draw:style-name="Mfr2" draw:name="Frame220" text:anchor-type="paragraph" svg:width="0.3929in" draw:z-index="0"><draw:text-box fo:min-height="0.1965in"><text:p text:style-name="MP1"><draw:frame draw:style-name="Mfr2" draw:name="Frame221" text:anchor-type="paragraph" svg:width="0.3929in" draw:z-index="0"><draw:text-box fo:min-height="0.1965in"><text:p text:style-name="MP1"><draw:frame draw:style-name="Mfr2" draw:name="Frame222" text:anchor-type="paragraph" svg:width="0.3929in" draw:z-index="0"><draw:text-box fo:min-height="0.1965in"><text:p text:style-name="MP1"><draw:frame draw:style-name="Mfr2" draw:name="Frame223" text:anchor-type="paragraph" svg:width="0.3929in" draw:z-index="0"><draw:text-box fo:min-height="0.1965in"><text:p text:style-name="MP1"><draw:frame draw:style-name="Mfr2" draw:name="Frame224" text:anchor-type="paragraph" svg:width="0.3929in" draw:z-index="0"><draw:text-box fo:min-height="0.1965in"><text:p text:style-name="MP1"><draw:frame draw:style-name="Mfr2" draw:name="Frame225" text:anchor-type="paragraph" svg:width="0.3929in" draw:z-index="0"><draw:text-box fo:min-height="0.1965in"><text:p text:style-name="MP1"><draw:frame draw:style-name="Mfr2" draw:name="Frame226" text:anchor-type="paragraph" svg:width="0.3929in" draw:z-index="0"><draw:text-box fo:min-height="0.1965in"><text:p text:style-name="MP1"><draw:frame draw:style-name="Mfr2" draw:name="Frame227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5 – <text:span text:style-name="MT4">xxxxxx xxx xxxx xxxxxxxxx</text:span><text:tab/><text:tab/></text:p>
      </style:header>
    </style:master-page>
    <style:master-page style:name="chapter4even" style:page-layout-name="Mpm4" draw:style-name="Mdp1" style:next-style-name="chapter4odd">
      <style:header>
        <text:p text:style-name="Header_20_right"><draw:frame draw:style-name="Mfr1" draw:name="Frame184" text:anchor-type="paragraph" svg:width="0.3929in" draw:z-index="0"><draw:text-box fo:min-height="0.1965in"><text:p text:style-name="MP1"><draw:frame draw:style-name="Mfr1" draw:name="Frame185" text:anchor-type="paragraph" svg:width="0.3929in" draw:z-index="0"><draw:text-box fo:min-height="0.1965in"><text:p text:style-name="MP1"><draw:frame draw:style-name="Mfr1" draw:name="Frame186" text:anchor-type="paragraph" svg:width="0.3929in" draw:z-index="0"><draw:text-box fo:min-height="0.1965in"><text:p text:style-name="MP1"><draw:frame draw:style-name="Mfr1" draw:name="Frame187" text:anchor-type="paragraph" svg:width="0.3929in" draw:z-index="0"><draw:text-box fo:min-height="0.1965in"><text:p text:style-name="MP1"><draw:frame draw:style-name="Mfr1" draw:name="Frame188" text:anchor-type="paragraph" svg:width="0.3929in" draw:z-index="0"><draw:text-box fo:min-height="0.1965in"><text:p text:style-name="MP1"><draw:frame draw:style-name="Mfr1" draw:name="Frame189" text:anchor-type="paragraph" svg:width="0.3929in" draw:z-index="0"><draw:text-box fo:min-height="0.1965in"><text:p text:style-name="MP1"><draw:frame draw:style-name="Mfr1" draw:name="Frame190" text:anchor-type="paragraph" svg:width="0.3929in" draw:z-index="0"><draw:text-box fo:min-height="0.1965in"><text:p text:style-name="MP1"><draw:frame draw:style-name="Mfr1" draw:name="Frame191" text:anchor-type="paragraph" svg:width="0.3929in" draw:z-index="0"><draw:text-box fo:min-height="0.1965in"><text:p text:style-name="MP1"><draw:frame draw:style-name="Mfr1" draw:name="Frame192" text:anchor-type="paragraph" svg:width="0.3929in" draw:z-index="0"><draw:text-box fo:min-height="0.1965in"><text:p text:style-name="MP1"><draw:frame draw:style-name="Mfr1" draw:name="Frame193" text:anchor-type="paragraph" svg:width="0.3929in" draw:z-index="0"><draw:text-box fo:min-height="0.1965in"><text:p text:style-name="MP1"><draw:frame draw:style-name="Mfr1" draw:name="Frame194" text:anchor-type="paragraph" svg:width="0.3929in" draw:z-index="0"><draw:text-box fo:min-height="0.1965in"><text:p text:style-name="MP1"><draw:frame draw:style-name="Mfr1" draw:name="Frame195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<text:tab/></text:span><text:span text:style-name="MT2">xxxxxxx 4 - </text:span><text:span text:style-name="MT3">xxx</text:span></text:p>
      </style:header>
    </style:master-page>
    <style:master-page style:name="chapter4odd" style:page-layout-name="Mpm5" draw:style-name="Mdp1" style:next-style-name="chapter4even">
      <style:header>
        <text:p text:style-name="MP2"><draw:frame draw:style-name="Mfr2" draw:name="Frame196" text:anchor-type="paragraph" svg:width="0.3929in" draw:z-index="0"><draw:text-box fo:min-height="0.1965in"><text:p text:style-name="MP1"><draw:frame draw:style-name="Mfr2" draw:name="Frame197" text:anchor-type="paragraph" svg:width="0.3929in" draw:z-index="0"><draw:text-box fo:min-height="0.1965in"><text:p text:style-name="MP1"><draw:frame draw:style-name="Mfr2" draw:name="Frame198" text:anchor-type="paragraph" svg:width="0.3929in" draw:z-index="0"><draw:text-box fo:min-height="0.1965in"><text:p text:style-name="MP1"><draw:frame draw:style-name="Mfr2" draw:name="Frame199" text:anchor-type="paragraph" svg:width="0.3929in" draw:z-index="0"><draw:text-box fo:min-height="0.1965in"><text:p text:style-name="MP1"><draw:frame draw:style-name="Mfr2" draw:name="Frame200" text:anchor-type="paragraph" svg:width="0.3929in" draw:z-index="0"><draw:text-box fo:min-height="0.1965in"><text:p text:style-name="MP1"><draw:frame draw:style-name="Mfr2" draw:name="Frame201" text:anchor-type="paragraph" svg:width="0.3929in" draw:z-index="0"><draw:text-box fo:min-height="0.1965in"><text:p text:style-name="MP1"><draw:frame draw:style-name="Mfr2" draw:name="Frame202" text:anchor-type="paragraph" svg:width="0.3929in" draw:z-index="0"><draw:text-box fo:min-height="0.1965in"><text:p text:style-name="MP1"><draw:frame draw:style-name="Mfr2" draw:name="Frame203" text:anchor-type="paragraph" svg:width="0.3929in" draw:z-index="0"><draw:text-box fo:min-height="0.1965in"><text:p text:style-name="MP1"><draw:frame draw:style-name="Mfr2" draw:name="Frame204" text:anchor-type="paragraph" svg:width="0.3929in" draw:z-index="0"><draw:text-box fo:min-height="0.1965in"><text:p text:style-name="MP1"><draw:frame draw:style-name="Mfr2" draw:name="Frame205" text:anchor-type="paragraph" svg:width="0.3929in" draw:z-index="0"><draw:text-box fo:min-height="0.1965in"><text:p text:style-name="MP1"><draw:frame draw:style-name="Mfr2" draw:name="Frame206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4 – <text:span text:style-name="MT4">xxx</text:span><text:tab/><text:tab/></text:p>
      </style:header>
    </style:master-page>
    <style:master-page style:name="chapter6even" style:page-layout-name="Mpm4" draw:style-name="Mdp1" style:next-style-name="chapter6odd">
      <style:header>
        <text:p text:style-name="Header"><draw:frame draw:style-name="Mfr1" draw:name="Frame229" text:anchor-type="paragraph" svg:width="0.3929in" draw:z-index="0"><draw:text-box fo:min-height="0.1965in"><text:p text:style-name="MP1"><draw:frame draw:style-name="Mfr1" draw:name="Frame230" text:anchor-type="paragraph" svg:width="0.3929in" draw:z-index="0"><draw:text-box fo:min-height="0.1965in"><text:p text:style-name="MP1"><draw:frame draw:style-name="Mfr1" draw:name="Frame231" text:anchor-type="paragraph" svg:width="0.3929in" draw:z-index="0"><draw:text-box fo:min-height="0.1965in"><text:p text:style-name="MP1"><draw:frame draw:style-name="Mfr1" draw:name="Frame232" text:anchor-type="paragraph" svg:width="0.3929in" draw:z-index="0"><draw:text-box fo:min-height="0.1965in"><text:p text:style-name="MP1"><draw:frame draw:style-name="Mfr1" draw:name="Frame233" text:anchor-type="paragraph" svg:width="0.3929in" draw:z-index="0"><draw:text-box fo:min-height="0.1965in"><text:p text:style-name="MP1"><draw:frame draw:style-name="Mfr1" draw:name="Frame234" text:anchor-type="paragraph" svg:width="0.3929in" draw:z-index="0"><draw:text-box fo:min-height="0.1965in"><text:p text:style-name="MP1"><draw:frame draw:style-name="Mfr1" draw:name="Frame235" text:anchor-type="paragraph" svg:width="0.3929in" draw:z-index="0"><draw:text-box fo:min-height="0.1965in"><text:p text:style-name="MP1"><draw:frame draw:style-name="Mfr1" draw:name="Frame236" text:anchor-type="paragraph" svg:width="0.3929in" draw:z-index="0"><draw:text-box fo:min-height="0.1965in"><text:p text:style-name="MP1"><draw:frame draw:style-name="Mfr1" draw:name="Frame237" text:anchor-type="paragraph" svg:width="0.3929in" draw:z-index="0"><draw:text-box fo:min-height="0.1965in"><text:p text:style-name="MP1"><draw:frame draw:style-name="Mfr1" draw:name="Frame238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<text:tab/></text:span><text:span text:style-name="MT2">xxxxxxx 6 - </text:span><text:span text:style-name="MT5">xxx</text:span></text:p>
      </style:header>
    </style:master-page>
    <style:master-page style:name="chapter6odd" style:page-layout-name="Mpm5" draw:style-name="Mdp1" style:next-style-name="chapter6even">
      <style:header>
        <text:p text:style-name="MP2"><draw:frame draw:style-name="Mfr2" draw:name="Frame239" text:anchor-type="paragraph" svg:width="0.3929in" draw:z-index="0"><draw:text-box fo:min-height="0.1965in"><text:p text:style-name="MP1"><draw:frame draw:style-name="Mfr2" draw:name="Frame240" text:anchor-type="paragraph" svg:width="0.3929in" draw:z-index="0"><draw:text-box fo:min-height="0.1965in"><text:p text:style-name="MP1"><draw:frame draw:style-name="Mfr2" draw:name="Frame241" text:anchor-type="paragraph" svg:width="0.3929in" draw:z-index="0"><draw:text-box fo:min-height="0.1965in"><text:p text:style-name="MP1"><draw:frame draw:style-name="Mfr2" draw:name="Frame242" text:anchor-type="paragraph" svg:width="0.3929in" draw:z-index="0"><draw:text-box fo:min-height="0.1965in"><text:p text:style-name="MP1"><draw:frame draw:style-name="Mfr2" draw:name="Frame243" text:anchor-type="paragraph" svg:width="0.3929in" draw:z-index="0"><draw:text-box fo:min-height="0.1965in"><text:p text:style-name="MP1"><draw:frame draw:style-name="Mfr2" draw:name="Frame244" text:anchor-type="paragraph" svg:width="0.3929in" draw:z-index="0"><draw:text-box fo:min-height="0.1965in"><text:p text:style-name="MP1"><draw:frame draw:style-name="Mfr2" draw:name="Frame245" text:anchor-type="paragraph" svg:width="0.3929in" draw:z-index="0"><draw:text-box fo:min-height="0.1965in"><text:p text:style-name="MP1"><draw:frame draw:style-name="Mfr2" draw:name="Frame246" text:anchor-type="paragraph" svg:width="0.3929in" draw:z-index="0"><draw:text-box fo:min-height="0.1965in"><text:p text:style-name="MP1"><draw:frame draw:style-name="Mfr2" draw:name="Frame247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6 – <text:span text:style-name="MT6">xxx</text:span><text:tab/><text:tab/></text:p>
      </style:header>
    </style:master-page>
    <style:master-page style:name="chapter7even" style:page-layout-name="Mpm4" draw:style-name="Mdp1" style:next-style-name="chapter7odd">
      <style:header>
        <text:p text:style-name="Header"><draw:frame draw:style-name="Mfr1" draw:name="Frame248" text:anchor-type="paragraph" svg:width="0.3929in" draw:z-index="0"><draw:text-box fo:min-height="0.1965in"><text:p text:style-name="MP1"><draw:frame draw:style-name="Mfr1" draw:name="Frame249" text:anchor-type="paragraph" svg:width="0.3929in" draw:z-index="0"><draw:text-box fo:min-height="0.1965in"><text:p text:style-name="MP1"><draw:frame draw:style-name="Mfr1" draw:name="Frame250" text:anchor-type="paragraph" svg:width="0.3929in" draw:z-index="0"><draw:text-box fo:min-height="0.1965in"><text:p text:style-name="MP1"><draw:frame draw:style-name="Mfr1" draw:name="Frame251" text:anchor-type="paragraph" svg:width="0.3929in" draw:z-index="0"><draw:text-box fo:min-height="0.1965in"><text:p text:style-name="MP1"><draw:frame draw:style-name="Mfr1" draw:name="Frame252" text:anchor-type="paragraph" svg:width="0.3929in" draw:z-index="0"><draw:text-box fo:min-height="0.1965in"><text:p text:style-name="MP1"><draw:frame draw:style-name="Mfr1" draw:name="Frame253" text:anchor-type="paragraph" svg:width="0.3929in" draw:z-index="0"><draw:text-box fo:min-height="0.1965in"><text:p text:style-name="MP1"><draw:frame draw:style-name="Mfr1" draw:name="Frame254" text:anchor-type="paragraph" svg:width="0.3929in" draw:z-index="0"><draw:text-box fo:min-height="0.1965in"><text:p text:style-name="MP1"><draw:frame draw:style-name="Mfr1" draw:name="Frame255" text:anchor-type="paragraph" svg:width="0.3929in" draw:z-index="0"><draw:text-box fo:min-height="0.1965in"><text:p text:style-name="MP1"><draw:frame draw:style-name="Mfr1" draw:name="Frame256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 <text:s text:c="69"/></text:span><text:span text:style-name="MT2">xxxxxxx 7 – xxxxxxx xxxxxxx, xxxx xxx xxxxx</text:span></text:p>
      </style:header>
    </style:master-page>
    <style:master-page style:name="chapter7odd" style:page-layout-name="Mpm6" draw:style-name="Mdp1" style:next-style-name="chapter7even">
      <style:header>
        <text:p text:style-name="MP2"><draw:frame draw:style-name="Mfr2" draw:name="Frame257" text:anchor-type="paragraph" svg:width="0.3929in" draw:z-index="0"><draw:text-box fo:min-height="0.1965in"><text:p text:style-name="MP1"><draw:frame draw:style-name="Mfr2" draw:name="Frame258" text:anchor-type="paragraph" svg:width="0.3929in" draw:z-index="0"><draw:text-box fo:min-height="0.1965in"><text:p text:style-name="MP1"><draw:frame draw:style-name="Mfr2" draw:name="Frame259" text:anchor-type="paragraph" svg:width="0.3929in" draw:z-index="0"><draw:text-box fo:min-height="0.1965in"><text:p text:style-name="MP1"><draw:frame draw:style-name="Mfr2" draw:name="Frame260" text:anchor-type="paragraph" svg:width="0.3929in" draw:z-index="0"><draw:text-box fo:min-height="0.1965in"><text:p text:style-name="MP1"><draw:frame draw:style-name="Mfr2" draw:name="Frame261" text:anchor-type="paragraph" svg:width="0.3929in" draw:z-index="0"><draw:text-box fo:min-height="0.1965in"><text:p text:style-name="MP1"><draw:frame draw:style-name="Mfr2" draw:name="Frame262" text:anchor-type="paragraph" svg:width="0.3929in" draw:z-index="0"><draw:text-box fo:min-height="0.1965in"><text:p text:style-name="MP1"><draw:frame draw:style-name="Mfr2" draw:name="Frame263" text:anchor-type="paragraph" svg:width="0.3929in" draw:z-index="0"><draw:text-box fo:min-height="0.1965in"><text:p text:style-name="MP1"><draw:frame draw:style-name="Mfr2" draw:name="Frame264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7 – xxxxxxx xxxxxxx, xxxx xxx xxxxx<text:tab/></text:p>
      </style:header>
    </style:master-page>
    <style:master-page style:name="chapter8even" style:page-layout-name="Mpm4" draw:style-name="Mdp1" style:next-style-name="chapter8odd">
      <style:header>
        <text:p text:style-name="Header"><draw:frame draw:style-name="Mfr1" draw:name="Frame265" text:anchor-type="paragraph" svg:width="0.3929in" draw:z-index="0"><draw:text-box fo:min-height="0.1965in"><text:p text:style-name="MP1"><draw:frame draw:style-name="Mfr1" draw:name="Frame266" text:anchor-type="paragraph" svg:width="0.3929in" draw:z-index="0"><draw:text-box fo:min-height="0.1965in"><text:p text:style-name="MP1"><draw:frame draw:style-name="Mfr1" draw:name="Frame267" text:anchor-type="paragraph" svg:width="0.3929in" draw:z-index="0"><draw:text-box fo:min-height="0.1965in"><text:p text:style-name="MP1"><draw:frame draw:style-name="Mfr1" draw:name="Frame268" text:anchor-type="paragraph" svg:width="0.3929in" draw:z-index="0"><draw:text-box fo:min-height="0.1965in"><text:p text:style-name="MP1"><draw:frame draw:style-name="Mfr1" draw:name="Frame269" text:anchor-type="paragraph" svg:width="0.3929in" draw:z-index="0"><draw:text-box fo:min-height="0.1965in"><text:p text:style-name="MP1"><draw:frame draw:style-name="Mfr1" draw:name="Frame270" text:anchor-type="paragraph" svg:width="0.3929in" draw:z-index="0"><draw:text-box fo:min-height="0.1965in"><text:p text:style-name="MP1"><draw:frame draw:style-name="Mfr1" draw:name="Frame271" text:anchor-type="paragraph" svg:width="0.3929in" draw:z-index="0"><draw:text-box fo:min-height="0.1965in"><text:p text:style-name="MP1"><draw:frame draw:style-name="Mfr1" draw:name="Frame272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<text:tab/></text:span><text:span text:style-name="MT2">xxxxxxx 8 - </text:span><text:span text:style-name="MT5">xxxxxxx</text:span></text:p>
      </style:header>
    </style:master-page>
    <style:master-page style:name="chapter8odd" style:page-layout-name="Mpm5" draw:style-name="Mdp1" style:next-style-name="chapter8even">
      <style:header>
        <text:p text:style-name="MP2"><draw:frame draw:style-name="Mfr2" draw:name="Frame273" text:anchor-type="paragraph" svg:width="0.3929in" draw:z-index="0"><draw:text-box fo:min-height="0.1965in"><text:p text:style-name="MP1"><draw:frame draw:style-name="Mfr2" draw:name="Frame274" text:anchor-type="paragraph" svg:width="0.3929in" draw:z-index="0"><draw:text-box fo:min-height="0.1965in"><text:p text:style-name="MP1"><draw:frame draw:style-name="Mfr2" draw:name="Frame275" text:anchor-type="paragraph" svg:width="0.3929in" draw:z-index="0"><draw:text-box fo:min-height="0.1965in"><text:p text:style-name="MP1"><draw:frame draw:style-name="Mfr2" draw:name="Frame276" text:anchor-type="paragraph" svg:width="0.3929in" draw:z-index="0"><draw:text-box fo:min-height="0.1965in"><text:p text:style-name="MP1"><draw:frame draw:style-name="Mfr2" draw:name="Frame277" text:anchor-type="paragraph" svg:width="0.3929in" draw:z-index="0"><draw:text-box fo:min-height="0.1965in"><text:p text:style-name="MP1"><draw:frame draw:style-name="Mfr2" draw:name="Frame278" text:anchor-type="paragraph" svg:width="0.3929in" draw:z-index="0"><draw:text-box fo:min-height="0.1965in"><text:p text:style-name="MP1"><draw:frame draw:style-name="Mfr2" draw:name="Frame279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8 – <text:span text:style-name="MT6">xxxxxxx</text:span><text:tab/><text:tab/></text:p>
      </style:header>
    </style:master-page>
    <style:master-page style:name="chapter9even" style:page-layout-name="Mpm2" draw:style-name="Mdp1" style:next-style-name="chapter9odd">
      <style:header>
        <text:p text:style-name="Header"><draw:frame draw:style-name="Mfr1" draw:name="Frame2" text:anchor-type="paragraph" svg:width="0.3929in" draw:z-index="0"><draw:text-box fo:min-height="0.1965in"><text:p text:style-name="MP1"><draw:frame draw:style-name="Mfr1" draw:name="Frame280" text:anchor-type="paragraph" svg:width="0.3929in" draw:z-index="0"><draw:text-box fo:min-height="0.1965in"><text:p text:style-name="MP1"><draw:frame draw:style-name="Mfr1" draw:name="Frame281" text:anchor-type="paragraph" svg:width="0.3929in" draw:z-index="0"><draw:text-box fo:min-height="0.1965in"><text:p text:style-name="MP1"><draw:frame draw:style-name="Mfr1" draw:name="Frame282" text:anchor-type="paragraph" svg:width="0.3929in" draw:z-index="0"><draw:text-box fo:min-height="0.1965in"><text:p text:style-name="MP1"><draw:frame draw:style-name="Mfr1" draw:name="Frame283" text:anchor-type="paragraph" svg:width="0.3929in" draw:z-index="0"><draw:text-box fo:min-height="0.1965in"><text:p text:style-name="MP1"><draw:frame draw:style-name="Mfr1" draw:name="Frame284" text:anchor-type="paragraph" svg:width="0.3929in" draw:z-index="0"><draw:text-box fo:min-height="0.1965in"><text:p text:style-name="MP1"><draw:frame draw:style-name="Mfr1" draw:name="Frame285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1"><text:tab/><text:tab/></text:span><text:span text:style-name="MT2">xxxxxxx 9 – </text:span><text:span text:style-name="MT5">xxxxx</text:span></text:p>
      </style:header>
    </style:master-page>
    <style:master-page style:name="chapter9odd" style:page-layout-name="Mpm3" draw:style-name="Mdp1" style:next-style-name="chapter9even">
      <style:header>
        <text:p text:style-name="MP2"><draw:frame draw:style-name="Mfr2" draw:name="Frame286" text:anchor-type="paragraph" svg:width="0.3929in" draw:z-index="0"><draw:text-box fo:min-height="0.1965in"><text:p text:style-name="MP1"><draw:frame draw:style-name="Mfr2" draw:name="Frame287" text:anchor-type="paragraph" svg:width="0.3929in" draw:z-index="0"><draw:text-box fo:min-height="0.1965in"><text:p text:style-name="MP1"><draw:frame draw:style-name="Mfr2" draw:name="Frame288" text:anchor-type="paragraph" svg:width="0.3929in" draw:z-index="0"><draw:text-box fo:min-height="0.1965in"><text:p text:style-name="MP1"><draw:frame draw:style-name="Mfr2" draw:name="Frame289" text:anchor-type="paragraph" svg:width="0.3929in" draw:z-index="0"><draw:text-box fo:min-height="0.1965in"><text:p text:style-name="MP1"><draw:frame draw:style-name="Mfr2" draw:name="Frame290" text:anchor-type="paragraph" svg:width="0.3929in" draw:z-index="0"><draw:text-box fo:min-height="0.1965in"><text:p text:style-name="MP1"><draw:frame draw:style-name="Mfr2" draw:name="Frame291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9 – <text:span text:style-name="MT6">xxxxx</text:span><text:tab/><text:tab/></text:p>
      </style:header>
    </style:master-page>
    <style:master-page style:name="chapter10even" style:page-layout-name="Mpm7" draw:style-name="Mdp2" style:next-style-name="chapter10odd">
      <style:header>
        <text:p text:style-name="Header"><draw:frame draw:style-name="Mfr1" draw:name="Frame292" text:anchor-type="paragraph" svg:width="0.3929in" draw:z-index="0"><draw:text-box fo:min-height="0.1965in"><text:p text:style-name="MP1"><draw:frame draw:style-name="Mfr1" draw:name="Frame293" text:anchor-type="paragraph" svg:width="0.3929in" draw:z-index="0"><draw:text-box fo:min-height="0.1965in"><text:p text:style-name="MP1"><draw:frame draw:style-name="Mfr1" draw:name="Frame294" text:anchor-type="paragraph" svg:width="0.3929in" draw:z-index="0"><draw:text-box fo:min-height="0.1965in"><text:p text:style-name="MP1"><draw:frame draw:style-name="Mfr1" draw:name="Frame295" text:anchor-type="paragraph" svg:width="0.3929in" draw:z-index="0"><draw:text-box fo:min-height="0.1965in"><text:p text:style-name="MP1"><draw:frame draw:style-name="Mfr1" draw:name="Frame296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span text:style-name="MT7"><text:tab/><text:tab/></text:span><text:span text:style-name="MT8">xxxxxxx 10 - </text:span><text:span text:style-name="MT9">xxxxx</text:span></text:p>
      </style:header>
    </style:master-page>
    <style:master-page style:name="chapter10odd" style:page-layout-name="Mpm3" draw:style-name="Mdp1" style:next-style-name="chapter10even">
      <style:header>
        <text:p text:style-name="MP3"><draw:frame draw:style-name="Mfr2" draw:name="Frame297" text:anchor-type="paragraph" svg:width="0.3929in" draw:z-index="0"><draw:text-box fo:min-height="0.1965in"><text:p text:style-name="MP1"><draw:frame draw:style-name="Mfr2" draw:name="Frame298" text:anchor-type="paragraph" svg:width="0.3929in" draw:z-index="0"><draw:text-box fo:min-height="0.1965in"><text:p text:style-name="MP1"><draw:frame draw:style-name="Mfr2" draw:name="Frame299" text:anchor-type="paragraph" svg:width="0.3929in" draw:z-index="0"><draw:text-box fo:min-height="0.1965in"><text:p text:style-name="MP1"><draw:frame draw:style-name="Mfr2" draw:name="Frame300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10 – <text:span text:style-name="MT6">xxxxx</text:span><text:tab/><text:tab/></text:p>
      </style:header>
    </style:master-page>
    <style:master-page style:name="chapter11even" style:page-layout-name="Mpm2" draw:style-name="Mdp1" style:next-style-name="chapter11odd">
      <style:header>
        <text:p text:style-name="MP4"><draw:frame draw:style-name="Mfr1" draw:name="Frame301" text:anchor-type="paragraph" svg:width="0.3929in" draw:z-index="0"><draw:text-box fo:min-height="0.1965in"><text:p text:style-name="MP1"><draw:frame draw:style-name="Mfr1" draw:name="Frame302" text:anchor-type="paragraph" svg:width="0.3929in" draw:z-index="0"><draw:text-box fo:min-height="0.1965in"><text:p text:style-name="MP1"><draw:frame draw:style-name="Mfr1" draw:name="Frame303" text:anchor-type="paragraph" svg:width="0.3929in" draw:z-index="0"><draw:text-box fo:min-height="0.1965in"><text:p text:style-name="MP1"><draw:frame draw:style-name="Mfr1" draw:name="Frame304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<text:tab/><text:tab/><text:span text:style-name="MT10">xxxxxxx 11 - </text:span><text:span text:style-name="MT11">xxx</text:span></text:p>
      </style:header>
    </style:master-page>
    <style:master-page style:name="chapter11odd" style:page-layout-name="Mpm3" draw:style-name="Mdp1" style:next-style-name="chapter11even">
      <style:header>
        <text:p text:style-name="MP3"><draw:frame draw:style-name="Mfr2" draw:name="Frame305" text:anchor-type="paragraph" svg:width="0.3929in" draw:z-index="0"><draw:text-box fo:min-height="0.1965in"><text:p text:style-name="MP1"><draw:frame draw:style-name="Mfr2" draw:name="Frame306" text:anchor-type="paragraph" svg:width="0.3929in" draw:z-index="0"><draw:text-box fo:min-height="0.1965in"><text:p text:style-name="MP1"><draw:frame draw:style-name="Mfr2" draw:name="Frame307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page-number text:select-page="current">0</text:page-number></text:p></draw:text-box></draw:frame>xxxxxxx 11 – <text:span text:style-name="MT6">xxx</text:span><text:tab/><text:tab/></text:p>
      </style:header>
    </style:master-page>
    <style:master-page style:name="chapter15even" style:page-layout-name="Mpm2" draw:style-name="Mdp1" style:next-style-name="chapter15odd">
      <style:header>
        <text:p text:style-name="Header"><draw:frame draw:style-name="Mfr1" draw:name="Frame318" text:anchor-type="paragraph" svg:width="0.3929in" draw:z-index="0"><draw:text-box fo:min-height="0.1965in"><text:p text:style-name="MP1"><draw:frame draw:style-name="Mfr1" draw:name="Frame319" text:anchor-type="paragraph" svg:width="0.3929in" draw:z-index="0"><draw:text-box fo:min-height="0.1965in"><text:p text:style-name="MP1"><text:page-number text:select-page="current">0</text:page-number></text:p></draw:text-box></draw:frame><text:page-number text:select-page="current">0</text:page-number></text:p></draw:text-box></draw:frame><text:span text:style-name="MT12"><text:tab/><text:tab/></text:span><text:span text:style-name="MT13">xxxxxxx 15 - xxxxxxxxxx</text:span></text:p>
      </style:header>
    </style:master-page>
    <style:master-page style:name="chapter15odd" style:page-layout-name="Mpm3" draw:style-name="Mdp1" style:next-style-name="chapter15even">
      <style:header>
        <text:p text:style-name="MP3"><draw:frame draw:style-name="Mfr2" draw:name="Frame320" text:anchor-type="paragraph" svg:width="0.3929in" draw:z-index="0"><draw:text-box fo:min-height="0.1965in"><text:p text:style-name="MP1"><text:page-number text:select-page="current">0</text:page-number></text:p></draw:text-box></draw:frame>xxxxxxx 15 – xxxxxxxxxx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2:17:35.495706241</meta:creation-date>
    <meta:editing-duration>PT10M40S</meta:editing-duration>
    <meta:editing-cycles>9</meta:editing-cycles>
    <meta:generator>LibreOfficeDev/7.4.0.0.alpha0$Linux_X86_64 LibreOffice_project/b8b72fdbbba57c017fcc3bce09fe8da31826aa2a</meta:generator>
    <meta:initial-creator>Roland Hughes</meta:initial-creator>
    <dc:date>2021-12-14T18:45:47.143954173</dc:date>
    <meta:document-statistic meta:table-count="0" meta:image-count="0" meta:object-count="0" meta:page-count="1" meta:paragraph-count="180" meta:word-count="252" meta:character-count="823" meta:non-whitespace-character-count="628"/>
  </office:meta>
</office:document-meta>
</file>